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5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9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4" office:value-type="string">
            <text:p>memos</text:p>
          </table:table-cell>
          <table:table-cell table:style-name="ce33" table:number-columns-repeated="2"/>
          <table:table-cell table:style-name="ce33" office:value-type="string">
            <text:p>GPS</text:p>
          </table:table-cell>
          <table:table-cell table:style-name="ce33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1-09_11-31-03_000.jpg</text:p>
          </table:table-cell>
          <table:table-cell table:style-name="ce8" office:value-type="string">
            <text:p>-*</text:p>
          </table:table-cell>
          <table:table-cell table:style-name="ce4"/>
          <table:table-cell table:style-name="ce4"/>
          <table:table-cell table:style-name="ce4" office:value-type="string">
            <text:p>N-35-35-28.656005 E-139-34-49.324951</text:p>
          </table:table-cell>
          <table:table-cell table:style-name="ce34" table:formula="of:=IF([.E2]=&quot;&quot;;[.C2];CONCATENATE([.C2];&quot; / &quot;;[.E2]))" office:value-type="string" office:string-value="-*">
            <text:p>-*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4" office:value-type="string">
            <text:p>2021-01-09_11-38-30_000.jpg</text:p>
          </table:table-cell>
          <table:table-cell table:style-name="ce25" office:value-type="string">
            <text:p>:PHOTO 記録 / @２階：トイレ：便器内 / 大便：様子 / time=~</text:p>
          </table:table-cell>
          <table:table-cell table:style-name="ce4"/>
          <table:table-cell table:style-name="ce4"/>
          <table:table-cell table:style-name="ce4" office:value-type="string">
            <text:p>N-35-35-28.683471 E-139-34-49.324951</text:p>
          </table:table-cell>
          <table:table-cell table:style-name="ce34" table:formula="of:=IF([.E3]=&quot;&quot;;[.C3];CONCATENATE([.C3];&quot; / &quot;;[.E3]))" office:value-type="string" office:string-value=":PHOTO 記録 / @２階：トイレ：便器内 / 大便：様子 / time=~">
            <text:p>:PHOTO 記録 / @２階：トイレ：便器内 / 大便：様子 / time=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09_11-41-57_000.jpg</text:p>
          </table:table-cell>
          <table:table-cell table:style-name="ce25" office:value-type="string">
            <text:p>:m 東和 PHOTO / 210112tu,210113w / 曙橋駅 / 新宿区四谷坂町計画 / １名 / ホクシン設備（大勝） / 資料：交通</text:p>
          </table:table-cell>
          <table:table-cell table:style-name="ce17"/>
          <table:table-cell table:style-name="ce4"/>
          <table:table-cell table:style-name="ce4"/>
          <table:table-cell table:style-name="ce34" table:formula="of:=IF([.E4]=&quot;&quot;;[.C4];CONCATENATE([.C4];&quot; / &quot;;[.E4]))" office:value-type="string" office:string-value=":m 東和 PHOTO / 210112tu,210113w / 曙橋駅 / 新宿区四谷坂町計画 / １名 / ホクシン設備（大勝） / 資料：交通">
            <text:p>:m 東和 PHOTO / 210112tu,210113w / 曙橋駅 / 新宿区四谷坂町計画 / １名 / ホクシン設備（大勝） / 資料：交通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1-09_12-19-41_000.jpg</text:p>
          </table:table-cell>
          <table:table-cell table:style-name="ce25" office:value-type="string">
            <text:p>:m 食べた物</text:p>
          </table:table-cell>
          <table:table-cell table:style-name="ce18"/>
          <table:table-cell table:style-name="ce4"/>
          <table:table-cell table:style-name="ce4" office:value-type="string">
            <text:p>N-35-35-28.669738 E-139-34-49.270019</text:p>
          </table:table-cell>
          <table:table-cell table:style-name="ce34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4" office:value-type="string">
            <text:p>2021-01-09_12-59-59_000.jpg</text:p>
          </table:table-cell>
          <table:table-cell table:style-name="ce18" office:value-type="string">
            <text:p>:m 記録 / 食べたもの：お菓子類 / target=残り,memo~</text:p>
          </table:table-cell>
          <table:table-cell table:style-name="ce18"/>
          <table:table-cell table:style-name="ce4"/>
          <table:table-cell table:style-name="ce4" office:value-type="string">
            <text:p>N-35-35-28.463745 E-139-34-49.379882</text:p>
          </table:table-cell>
          <table:table-cell table:style-name="ce34" table:formula="of:=IF([.E6]=&quot;&quot;;[.C6];CONCATENATE([.C6];&quot; / &quot;;[.E6]))" office:value-type="string" office:string-value=":m 記録 / 食べたもの：お菓子類 / target=残り,memo~">
            <text:p>:m 記録 / 食べたもの：お菓子類 / target=残り,memo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4" office:value-type="string">
            <text:p>2021-01-09_13-02-18_000.jpg</text:p>
          </table:table-cell>
          <table:table-cell table:style-name="ce19" office:value-type="string">
            <text:p>:m 記録 / 食べたもの：お菓子類 / target=食べる予定：取り置き,memo~</text:p>
          </table:table-cell>
          <table:table-cell table:style-name="ce16"/>
          <table:table-cell table:style-name="ce4"/>
          <table:table-cell table:style-name="ce4" office:value-type="string">
            <text:p>N-35-35-28.587341 E-139-34-49.270019</text:p>
          </table:table-cell>
          <table:table-cell table:style-name="ce34" table:formula="of:=IF([.E7]=&quot;&quot;;[.C7];CONCATENATE([.C7];&quot; / &quot;;[.E7]))" office:value-type="string" office:string-value=":m 記録 / 食べたもの：お菓子類 / target=食べる予定：取り置き,memo~">
            <text:p>:m 記録 / 食べたもの：お菓子類 / target=食べる予定：取り置き,memo~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1-09_13-59-30_000.jpg</text:p>
          </table:table-cell>
          <table:table-cell table:style-name="ce18" office:value-type="string">
            <text:p>-*</text:p>
          </table:table-cell>
          <table:table-cell table:style-name="ce19"/>
          <table:table-cell table:style-name="ce4"/>
          <table:table-cell table:style-name="ce4"/>
          <table:table-cell table:style-name="ce34" table:formula="of:=IF([.E8]=&quot;&quot;;[.C8];CONCATENATE([.C8];&quot; / &quot;;[.E8]))" office:value-type="string" office:string-value="-*">
            <text:p>-*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1-09_13-59-30_001.jpg</text:p>
          </table:table-cell>
          <table:table-cell table:style-name="ce25" office:value-type="string">
            <text:p>:m 東和 PHOTO / 210112tu,210113w / 曙橋駅 / 新宿区四谷坂町計画 / １名 / ホクシン設備（大勝） / 指示書</text:p>
          </table:table-cell>
          <table:table-cell table:style-name="ce18"/>
          <table:table-cell table:style-name="ce4"/>
          <table:table-cell table:style-name="ce4"/>
          <table:table-cell table:style-name="ce34" table:formula="of:=IF([.E9]=&quot;&quot;;[.C9];CONCATENATE([.C9];&quot; / &quot;;[.E9]))" office:value-type="string" office:string-value=":m 東和 PHOTO / 210112tu,210113w / 曙橋駅 / 新宿区四谷坂町計画 / １名 / ホクシン設備（大勝） / 指示書">
            <text:p>:m 東和 PHOTO / 210112tu,210113w / 曙橋駅 / 新宿区四谷坂町計画 / １名 / ホクシン設備（大勝） / 指示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1-09_13-59-35_000.jpg</text:p>
          </table:table-cell>
          <table:table-cell table:style-name="ce16" office:value-type="string">
            <text:p>-*</text:p>
          </table:table-cell>
          <table:table-cell table:style-name="ce16"/>
          <table:table-cell table:style-name="ce4"/>
          <table:table-cell table:style-name="ce4"/>
          <table:table-cell table:style-name="ce34" table:formula="of:=IF([.E10]=&quot;&quot;;[.C10];CONCATENATE([.C10];&quot; / &quot;;[.E10]))" office:value-type="string" office:string-value="-*">
            <text:p>-*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1-09_13-59-35_001.jpg</text:p>
          </table:table-cell>
          <table:table-cell table:style-name="ce25" office:value-type="string">
            <text:p>:m 東和 PHOTO / 210112tu,210113w / 曙橋駅 / 新宿区四谷坂町計画 / １名 / ホクシン設備（大勝） / 指示書</text:p>
          </table:table-cell>
          <table:table-cell table:style-name="ce19"/>
          <table:table-cell table:style-name="ce4"/>
          <table:table-cell table:style-name="ce4"/>
          <table:table-cell table:style-name="ce34" table:formula="of:=IF([.E11]=&quot;&quot;;[.C11];CONCATENATE([.C11];&quot; / &quot;;[.E11]))" office:value-type="string" office:string-value=":m 東和 PHOTO / 210112tu,210113w / 曙橋駅 / 新宿区四谷坂町計画 / １名 / ホクシン設備（大勝） / 指示書">
            <text:p>:m 東和 PHOTO / 210112tu,210113w / 曙橋駅 / 新宿区四谷坂町計画 / １名 / ホクシン設備（大勝） / 指示書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1-09_14-13-43_000.jpg</text:p>
          </table:table-cell>
          <table:table-cell table:style-name="ce25" office:value-type="string">
            <text:p>:m 東和 PHOTO / 210112tu,210113w / 曙橋駅 / 新宿区四谷坂町計画 / １名 / ホクシン設備（大勝） / 資料：スケジュール</text:p>
          </table:table-cell>
          <table:table-cell table:style-name="ce17"/>
          <table:table-cell table:style-name="ce4"/>
          <table:table-cell table:style-name="ce4" office:value-type="string">
            <text:p>N-35-35-28.614807 E-139-34-49.105224</text:p>
          </table:table-cell>
          <table:table-cell table:style-name="ce34" table:formula="of:=IF([.E12]=&quot;&quot;;[.C12];CONCATENATE([.C12];&quot; / &quot;;[.E12]))" office:value-type="string" office:string-value=":m 東和 PHOTO / 210112tu,210113w / 曙橋駅 / 新宿区四谷坂町計画 / １名 / ホクシン設備（大勝） / 資料：スケジュール">
            <text:p>:m 東和 PHOTO / 210112tu,210113w / 曙橋駅 / 新宿区四谷坂町計画 / １名 / ホクシン設備（大勝） / 資料：スケジュール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1-09_14-15-48_000.jpg</text:p>
          </table:table-cell>
          <table:table-cell table:style-name="ce16" office:value-type="string">
            <text:p>:m 東和 PHOTO / 210112tu,210113w / 曙橋駅 / 新宿区四谷坂町計画 / １名 / ホクシン設備（大勝） / 資料：地図</text:p>
          </table:table-cell>
          <table:table-cell table:style-name="ce18"/>
          <table:table-cell table:style-name="ce4"/>
          <table:table-cell table:style-name="ce4" office:value-type="string">
            <text:p>N-35-35-28.656005 E-139-34-49.215087</text:p>
          </table:table-cell>
          <table:table-cell table:style-name="ce34" table:formula="of:=IF([.E13]=&quot;&quot;;[.C13];CONCATENATE([.C13];&quot; / &quot;;[.E13]))" office:value-type="string" office:string-value=":m 東和 PHOTO / 210112tu,210113w / 曙橋駅 / 新宿区四谷坂町計画 / １名 / ホクシン設備（大勝） / 資料：地図">
            <text:p>:m 東和 PHOTO / 210112tu,210113w / 曙橋駅 / 新宿区四谷坂町計画 / １名 / ホクシン設備（大勝） / 資料：地図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1-09_14-17-40_000.jpg</text:p>
          </table:table-cell>
          <table:table-cell table:style-name="ce16" office:value-type="string">
            <text:p>:m 東和 PHOTO / 210112tu,210113w / 曙橋駅 / 新宿区四谷坂町計画 / １名 / ホクシン設備（大勝） / 資料：地図：ストリート</text:p>
          </table:table-cell>
          <table:table-cell table:style-name="ce16"/>
          <table:table-cell table:style-name="ce4"/>
          <table:table-cell table:style-name="ce4" office:value-type="string">
            <text:p>N-35-35-28.601074 E-139-34-49.215087</text:p>
          </table:table-cell>
          <table:table-cell table:style-name="ce34" table:formula="of:=IF([.E14]=&quot;&quot;;[.C14];CONCATENATE([.C14];&quot; / &quot;;[.E14]))" office:value-type="string" office:string-value=":m 東和 PHOTO / 210112tu,210113w / 曙橋駅 / 新宿区四谷坂町計画 / １名 / ホクシン設備（大勝） / 資料：地図：ストリート">
            <text:p>:m 東和 PHOTO / 210112tu,210113w / 曙橋駅 / 新宿区四谷坂町計画 / １名 / ホクシン設備（大勝） / 資料：地図：ストリート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1-09_14-50-05_000.jpg</text:p>
          </table:table-cell>
          <table:table-cell table:style-name="ce18" office:value-type="string">
            <text:p>:PHOTO 記録 / @自室、机上 / action=修理,object=長靴、作業用、東和</text:p>
          </table:table-cell>
          <table:table-cell table:style-name="ce18"/>
          <table:table-cell table:style-name="ce4"/>
          <table:table-cell table:style-name="ce4" office:value-type="string">
            <text:p>N-35-35-28.546142 E-139-34-49.215087</text:p>
          </table:table-cell>
          <table:table-cell table:style-name="ce34" table:formula="of:=IF([.E15]=&quot;&quot;;[.C15];CONCATENATE([.C15];&quot; / &quot;;[.E15]))" office:value-type="string" office:string-value=":PHOTO 記録 / @自室、机上 / action=修理,object=長靴、作業用、東和">
            <text:p>:PHOTO 記録 / @自室、机上 / action=修理,object=長靴、作業用、東和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1-09_16-05-23_000.jpg</text:p>
          </table:table-cell>
          <table:table-cell table:style-name="ce16" office:value-type="string">
            <text:p>:bookmemo / 読んだ本 / 『拡がりゆく魂』 / 著者=穂積純 / 途中</text:p>
          </table:table-cell>
          <table:table-cell table:style-name="ce18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4" table:formula="of:=IF([.E16]=&quot;&quot;;[.C16];CONCATENATE([.C16];&quot; / &quot;;[.E16]))" office:value-type="string" office:string-value=":bookmemo / 読んだ本 / 『拡がりゆく魂』 / 著者=穂積純 / 途中">
            <text:p>:bookmemo / 読んだ本 / 『拡がりゆく魂』 / 著者=穂積純 / 途中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1-09_16-06-18_000.jpg</text:p>
          </table:table-cell>
          <table:table-cell table:style-name="ce16" office:value-type="string">
            <text:p>:bookmemo / 読んだ本 / 『拡がりゆく魂』 / 著者=穂積純 / 途中　ここまで</text:p>
          </table:table-cell>
          <table:table-cell table:style-name="ce16"/>
          <table:table-cell table:style-name="ce4"/>
          <table:table-cell table:style-name="ce4" office:value-type="string">
            <text:p>N-35-35-28.573608 E-139-34-49.489746</text:p>
          </table:table-cell>
          <table:table-cell table:style-name="ce34" table:formula="of:=IF([.E17]=&quot;&quot;;[.C17];CONCATENATE([.C17];&quot; / &quot;;[.E17]))" office:value-type="string" office:string-value=":bookmemo / 読んだ本 / 『拡がりゆく魂』 / 著者=穂積純 / 途中　ここまで">
            <text:p>:bookmemo / 読んだ本 / 『拡がりゆく魂』 / 著者=穂積純 / 途中　ここまで</text:p>
          </table:table-cell>
          <table:table-cell table:style-name="ce4"/>
          <table:table-cell table:style-name="ce35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1-09_16-08-33_000.jpg</text:p>
          </table:table-cell>
          <table:table-cell table:style-name="ce8" office:value-type="string">
            <text:p>:bookmemo / 読んだ本 / 『赤ちゃんが頭を打った、どうしよう！？』 / 著者=西本博、藤原一枝 / 途中</text:p>
          </table:table-cell>
          <table:table-cell table:style-name="ce19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4" table:formula="of:=IF([.E18]=&quot;&quot;;[.C18];CONCATENATE([.C18];&quot; / &quot;;[.E18]))" office:value-type="string" office:string-value=":bookmemo / 読んだ本 / 『赤ちゃんが頭を打った、どうしよう！？』 / 著者=西本博、藤原一枝 / 途中">
            <text:p>:bookmemo / 読んだ本 / 『赤ちゃんが頭を打った、どうしよう！？』 / 著者=西本博、藤原一枝 / 途中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1-09_16-09-23_000.jpg</text:p>
          </table:table-cell>
          <table:table-cell table:style-name="ce8" office:value-type="string">
            <text:p>:bookmemo 1*1 / ページメモ / 『赤ちゃんが頭を打った、どうしよう！？』 / 著者=西本博、藤原一枝 / session-?? / p.11~ ||| :m :lets / action activity / やること / 「忘れないように、〇〇」ではなく、「思い出すように、〇〇」</text:p>
          </table:table-cell>
          <table:table-cell table:style-name="ce17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4" table:formula="of:=IF([.E19]=&quot;&quot;;[.C19];CONCATENATE([.C19];&quot; / &quot;;[.E19]))" office:value-type="string" office:string-value=":bookmemo 1*1 / ページメモ / 『赤ちゃんが頭を打った、どうしよう！？』 / 著者=西本博、藤原一枝 / session-?? / p.11~ ||| :m :lets / action activity / やること / 「忘れないように、〇〇」ではなく、「思い出すように、〇〇」">
            <text:p>:bookmemo 1*1 / ページメモ / 『赤ちゃんが頭を打った、どうしよう！？』 / 著者=西本博、藤原一枝 / session-?? / p.11~ ||| :m :lets / action activity / やること / 「忘れないように、〇〇」ではなく、「思い出すように、〇〇」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1-09_18-11-04_000.jpg</text:p>
          </table:table-cell>
          <table:table-cell table:style-name="ce8" office:value-type="string">
            <text:p>:m RES 1-3*3 / free# JVEMV6 67#_16(A-4-1_2;A7_1;A-3-1_1) / 67. thelogy / topics=グノーシス；神仏習合；,w:神祇信仰,other=~;think~ / N+</text:p>
          </table:table-cell>
          <table:table-cell table:style-name="ce18"/>
          <table:table-cell table:style-name="ce4"/>
          <table:table-cell table:style-name="ce4" office:value-type="string">
            <text:p>N-35-35-28.752136 E-139-34-49.050292</text:p>
          </table:table-cell>
          <table:table-cell table:style-name="ce34" table:formula="of:=IF([.E20]=&quot;&quot;;[.C20];CONCATENATE([.C20];&quot; / &quot;;[.E20]))" office:value-type="string" office:string-value=":m RES 1-3*3 / free# JVEMV6 67#_16(A-4-1_2;A7_1;A-3-1_1) / 67. thelogy / topics=グノーシス；神仏習合；,w:神祇信仰,other=~;think~ / N+">
            <text:p>:m RES 1-3*3 / free# JVEMV6 67#_16(A-4-1_2;A7_1;A-3-1_1) / 67. thelogy / topics=グノーシス；神仏習合；,w:神祇信仰,other=~;think~ / N+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1-09_21-28-52_000.jpg</text:p>
          </table:table-cell>
          <table:table-cell table:style-name="ce8" office:value-type="string">
            <text:p>:m 食べた物</text:p>
          </table:table-cell>
          <table:table-cell table:style-name="ce16"/>
          <table:table-cell table:style-name="ce4"/>
          <table:table-cell table:style-name="ce4" office:value-type="string">
            <text:p>N-35-35-28.587341 E-139-34-49.050292</text:p>
          </table:table-cell>
          <table:table-cell table:style-name="ce34" table:formula="of:=IF([.E21]=&quot;&quot;;[.C21];CONCATENATE([.C21];&quot; / &quot;;[.E21]))" office:value-type="string" office:string-value=":m 食べた物">
            <text:p>:m 食べた物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1-09_22-53-22_000.jpg</text:p>
          </table:table-cell>
          <table:table-cell table:style-name="ce25" office:value-type="string">
            <text:p>:PHOTO 記録 / 経過記録；作ったもの / food=焼酎漬け / material=ニンニク：３玉；liquor=麦焼酎：400ml,time=~,container=big-medium-jar-at-kitchen / type=~,other=ニンニクのみ</text:p>
          </table:table-cell>
          <table:table-cell table:style-name="ce16"/>
          <table:table-cell table:style-name="ce4"/>
          <table:table-cell table:style-name="ce4" office:value-type="string">
            <text:p>N-35-35-28.916931 E-139-34-49.379882</text:p>
          </table:table-cell>
          <table:table-cell table:style-name="ce34" table:formula="of:=IF([.E22]=&quot;&quot;;[.C22];CONCATENATE([.C22];&quot; / &quot;;[.E22]))" office:value-type="string" office:string-value=":PHOTO 記録 / 経過記録；作ったもの / food=焼酎漬け / material=ニンニク：３玉；liquor=麦焼酎：400ml,time=~,container=big-medium-jar-at-kitchen / type=~,other=ニンニクのみ">
            <text:p>:PHOTO 記録 / 経過記録；作ったもの / food=焼酎漬け / material=ニンニク：３玉；liquor=麦焼酎：400ml,time=~,container=big-medium-jar-at-kitchen / type=~,other=ニンニクのみ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1-09_22-57-19_000.jpg</text:p>
          </table:table-cell>
          <table:table-cell table:style-name="ce25" office:value-type="string">
            <text:p>:PHOTO 記録 / 経過記録；作ったもの / food=焼酎漬け / material=ニンニク：３玉；liquor=麦焼酎：400ml,time=~,container=big-medium-jar-at-kitchen / type=~,other=焼酎を入れたところ</text:p>
          </table:table-cell>
          <table:table-cell table:style-name="ce23"/>
          <table:table-cell table:style-name="ce4"/>
          <table:table-cell table:style-name="ce4" office:value-type="string">
            <text:p>N-35-35-28.793334 E-139-34-49.215087</text:p>
          </table:table-cell>
          <table:table-cell table:style-name="ce34" table:formula="of:=IF([.E23]=&quot;&quot;;[.C23];CONCATENATE([.C23];&quot; / &quot;;[.E23]))" office:value-type="string" office:string-value=":PHOTO 記録 / 経過記録；作ったもの / food=焼酎漬け / material=ニンニク：３玉；liquor=麦焼酎：400ml,time=~,container=big-medium-jar-at-kitchen / type=~,other=焼酎を入れたところ">
            <text:p>:PHOTO 記録 / 経過記録；作ったもの / food=焼酎漬け / material=ニンニク：３玉；liquor=麦焼酎：400ml,time=~,container=big-medium-jar-at-kitchen / type=~,other=焼酎を入れたところ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23">
            <text:p>23</text:p>
          </table:table-cell>
          <table:table-cell table:style-name="ce4" office:value-type="string">
            <text:p>2021-01-10_00-22-18_000.jpg</text:p>
          </table:table-cell>
          <table:table-cell table:style-name="ce8" office:value-type="string">
            <text:p>:m 記録 / 身体 / ケガ / loc=左大腿：外側,cause=不明,loc-incident=~,id=2021-01-05_23-15-38_000,phase=傷口の様子,apparatus=~,injury=掻き傷：皮膚は破れている：赤色の発色</text:p>
          </table:table-cell>
          <table:table-cell table:style-name="ce17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4" table:formula="of:=IF([.E24]=&quot;&quot;;[.C24];CONCATENATE([.C24];&quot; / &quot;;[.E24]))" office:value-type="string" office:string-value=":m 記録 / 身体 / ケガ / loc=左大腿：外側,cause=不明,loc-incident=~,id=2021-01-05_23-15-38_000,phase=傷口の様子,apparatus=~,injury=掻き傷：皮膚は破れている：赤色の発色">
            <text:p>:m 記録 / 身体 / ケガ / loc=左大腿：外側,cause=不明,loc-incident=~,id=2021-01-05_23-15-38_000,phase=傷口の様子,apparatus=~,injury=掻き傷：皮膚は破れている：赤色の発色</text:p>
          </table:table-cell>
          <table:table-cell table:style-name="ce35" table:number-columns-repeated="2"/>
          <table:table-cell table:number-columns-repeated="1015"/>
        </table:table-row>
        <table:table-row table:style-name="ro3">
          <table:table-cell table:style-name="ce3" office:value-type="float" office:value="24">
            <text:p>24</text:p>
          </table:table-cell>
          <table:table-cell table:style-name="ce4" office:value-type="string">
            <text:p>2021-01-10_01-06-06_000.jpg</text:p>
          </table:table-cell>
          <table:table-cell table:style-name="ce8" office:value-type="string">
            <text:p>:PHOTO 記録 / 経過記録；作ったもの / food=焼酎漬け / material=生姜：濁り、あり：２パック；liquor=麦焼酎：600ml,time=~,container=big-tall-jar-at-kitchen / type=~</text:p>
          </table:table-cell>
          <table:table-cell table:style-name="ce18"/>
          <table:table-cell table:style-name="ce4"/>
          <table:table-cell table:style-name="ce4" office:value-type="string">
            <text:p>N-35-35-28.683471 E-139-34-49.324951</text:p>
          </table:table-cell>
          <table:table-cell table:style-name="ce34" table:formula="of:=IF([.E25]=&quot;&quot;;[.C25];CONCATENATE([.C25];&quot; / &quot;;[.E25]))" office:value-type="string" office:string-value=":PHOTO 記録 / 経過記録；作ったもの / food=焼酎漬け / material=生姜：濁り、あり：２パック；liquor=麦焼酎：600ml,time=~,container=big-tall-jar-at-kitchen / type=~">
            <text:p>:PHOTO 記録 / 経過記録；作ったもの / food=焼酎漬け / material=生姜：濁り、あり：２パック；liquor=麦焼酎：600ml,time=~,container=big-tall-jar-at-kitchen / type=~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2021-01-10_04-06-44_000.jpg</text:p>
          </table:table-cell>
          <table:table-cell table:style-name="ce19" office:value-type="string">
            <text:p>:m :PHOTO 起きた時刻（夜中） / </text:p>
          </table:table-cell>
          <table:table-cell table:style-name="ce16"/>
          <table:table-cell table:style-name="ce4"/>
          <table:table-cell table:style-name="ce4" office:value-type="string">
            <text:p>N-35-35-28.0 E-139-34-49.0</text:p>
          </table:table-cell>
          <table:table-cell table:style-name="ce34" table:formula="of:=IF([.E26]=&quot;&quot;;[.C26];CONCATENATE([.C26];&quot; / &quot;;[.E26]))" office:value-type="string" office:string-value=":m :PHOTO 起きた時刻（夜中） / ">
            <text:p>:m :PHOTO 起きた時刻（夜中） / 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2021-01-10_04-06-46_000.jpg</text:p>
          </table:table-cell>
          <table:table-cell table:style-name="ce8" office:value-type="string">
            <text:p>-*</text:p>
          </table:table-cell>
          <table:table-cell table:style-name="ce19"/>
          <table:table-cell table:style-name="ce4"/>
          <table:table-cell table:style-name="ce4" office:value-type="string">
            <text:p>N-35-35-28.0 E-139-34-49.0</text:p>
          </table:table-cell>
          <table:table-cell table:style-name="ce34" table:formula="of:=IF([.E27]=&quot;&quot;;[.C27];CONCATENATE([.C27];&quot; / &quot;;[.E27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2021-01-10_07-27-50_000.jpg</text:p>
          </table:table-cell>
          <table:table-cell table:style-name="ce16" office:value-type="string">
            <text:p>:m :PHOTO 起きた時刻 / 2020</text:p>
          </table:table-cell>
          <table:table-cell table:style-name="ce18"/>
          <table:table-cell table:style-name="ce4"/>
          <table:table-cell table:style-name="ce4" office:value-type="string">
            <text:p>N-35-35-28.683471 E-139-34-49.324951</text:p>
          </table:table-cell>
          <table:table-cell table:style-name="ce34" table:formula="of:=IF([.E28]=&quot;&quot;;[.C28];CONCATENATE([.C28];&quot; / &quot;;[.E28]))" office:value-type="string" office:string-value=":m :PHOTO 起きた時刻 / 2020">
            <text:p>:m :PHOTO 起きた時刻 / 202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2021-01-10_08-00-57_000.jpg</text:p>
          </table:table-cell>
          <table:table-cell table:style-name="ce16" office:value-type="string">
            <text:p>:tome/ (J*) / theologyの分野の研究、解明；別の分野にも、漕ぎ出して行ける：e.g.ｆｘの、予想体制の構築；重力理論の解明；CO2固定技術</text:p>
          </table:table-cell>
          <table:table-cell table:style-name="ce8"/>
          <table:table-cell table:style-name="ce4"/>
          <table:table-cell table:style-name="ce4" office:value-type="string">
            <text:p>N-35-35-28.669738 E-139-34-49.324951</text:p>
          </table:table-cell>
          <table:table-cell table:style-name="ce34" table:formula="of:=IF([.E29]=&quot;&quot;;[.C29];CONCATENATE([.C29];&quot; / &quot;;[.E29]))" office:value-type="string" office:string-value=":tome/ (J*) / theologyの分野の研究、解明；別の分野にも、漕ぎ出して行ける：e.g.ｆｘの、予想体制の構築；重力理論の解明；CO2固定技術">
            <text:p>:tome/ (J*) / theologyの分野の研究、解明；別の分野にも、漕ぎ出して行ける：e.g.ｆｘの、予想体制の構築；重力理論の解明；CO2固定技術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1-09_14-51-45_000.mp4</text:p>
          </table:table-cell>
          <table:table-cell table:style-name="ce8" office:value-type="string">
            <text:p>:VIDEO / @自室 / 記録 / topic=手順：修理 / content=修理；靴、作業用、長靴；破れた箇所に、ガムテープを貼る</text:p>
          </table:table-cell>
          <table:table-cell table:style-name="ce17"/>
          <table:table-cell table:style-name="ce4"/>
          <table:table-cell table:style-name="ce4"/>
          <table:table-cell table:style-name="ce34" table:formula="of:=IF([.E30]=&quot;&quot;;[.C30];CONCATENATE([.C30];&quot; / &quot;;[.E30]))" office:value-type="string" office:string-value=":VIDEO / @自室 / 記録 / topic=手順：修理 / content=修理；靴、作業用、長靴；破れた箇所に、ガムテープを貼る">
            <text:p>:VIDEO / @自室 / 記録 / topic=手順：修理 / content=修理；靴、作業用、長靴；破れた箇所に、ガムテープを貼る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7"/>
          <table:table-cell table:style-name="ce4"/>
          <table:table-cell table:style-name="ce4"/>
          <table:table-cell table:style-name="ce34" table:formula="of:=IF([.E31]=&quot;&quot;;[.C31];CONCATENATE([.C31];&quot; / &quot;;[.E3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8"/>
          <table:table-cell table:style-name="ce4"/>
          <table:table-cell table:style-name="ce4"/>
          <table:table-cell table:style-name="ce34" table:formula="of:=IF([.E32]=&quot;&quot;;[.C32];CONCATENATE([.C32];&quot; / &quot;;[.E3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16"/>
          <table:table-cell table:style-name="ce4"/>
          <table:table-cell table:style-name="ce4"/>
          <table:table-cell table:style-name="ce34" table:formula="of:=IF([.E33]=&quot;&quot;;[.C33];CONCATENATE([.C33];&quot; / &quot;;[.E3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34]=&quot;&quot;;[.C34];CONCATENATE([.C34];&quot; / &quot;;[.E3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5]=&quot;&quot;;[.C35];CONCATENATE([.C35];&quot; / &quot;;[.E3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6]=&quot;&quot;;[.C36];CONCATENATE([.C36];&quot; / &quot;;[.E3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37]=&quot;&quot;;[.C37];CONCATENATE([.C37];&quot; / &quot;;[.E3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4" table:formula="of:=IF([.E38]=&quot;&quot;;[.C38];CONCATENATE([.C38];&quot; / &quot;;[.E3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4" table:formula="of:=IF([.E39]=&quot;&quot;;[.C39];CONCATENATE([.C39];&quot; / &quot;;[.E3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6"/>
          <table:table-cell table:style-name="ce4"/>
          <table:table-cell table:style-name="ce4"/>
          <table:table-cell table:style-name="ce34" table:formula="of:=IF([.E40]=&quot;&quot;;[.C40];CONCATENATE([.C40];&quot; / &quot;;[.E4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41]=&quot;&quot;;[.C41];CONCATENATE([.C41];&quot; / &quot;;[.E4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4" table:formula="of:=IF([.E42]=&quot;&quot;;[.C42];CONCATENATE([.C42];&quot; / &quot;;[.E4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4" table:formula="of:=IF([.E43]=&quot;&quot;;[.C43];CONCATENATE([.C43];&quot; / &quot;;[.E4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4]=&quot;&quot;;[.C44];CONCATENATE([.C44];&quot; / &quot;;[.E4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5]=&quot;&quot;;[.C45];CONCATENATE([.C45];&quot; / &quot;;[.E4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6]=&quot;&quot;;[.C46];CONCATENATE([.C46];&quot; / &quot;;[.E4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7]=&quot;&quot;;[.C47];CONCATENATE([.C47];&quot; / &quot;;[.E4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8]=&quot;&quot;;[.C48];CONCATENATE([.C48];&quot; / &quot;;[.E4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49]=&quot;&quot;;[.C49];CONCATENATE([.C49];&quot; / &quot;;[.E4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0]=&quot;&quot;;[.C50];CONCATENATE([.C50];&quot; / &quot;;[.E5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1]=&quot;&quot;;[.C51];CONCATENATE([.C51];&quot; / &quot;;[.E5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52]=&quot;&quot;;[.C52];CONCATENATE([.C52];&quot; / &quot;;[.E5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3]=&quot;&quot;;[.C53];CONCATENATE([.C53];&quot; / &quot;;[.E5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4]=&quot;&quot;;[.C54];CONCATENATE([.C54];&quot; / &quot;;[.E5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5]=&quot;&quot;;[.C55];CONCATENATE([.C55];&quot; / &quot;;[.E5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6]=&quot;&quot;;[.C56];CONCATENATE([.C56];&quot; / &quot;;[.E5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7]=&quot;&quot;;[.C57];CONCATENATE([.C57];&quot; / &quot;;[.E5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8]=&quot;&quot;;[.C58];CONCATENATE([.C58];&quot; / &quot;;[.E5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59]=&quot;&quot;;[.C59];CONCATENATE([.C59];&quot; / &quot;;[.E5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0]=&quot;&quot;;[.C60];CONCATENATE([.C60];&quot; / &quot;;[.E6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1]=&quot;&quot;;[.C61];CONCATENATE([.C61];&quot; / &quot;;[.E6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2]=&quot;&quot;;[.C62];CONCATENATE([.C62];&quot; / &quot;;[.E6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3]=&quot;&quot;;[.C63];CONCATENATE([.C63];&quot; / &quot;;[.E6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4]=&quot;&quot;;[.C64];CONCATENATE([.C64];&quot; / &quot;;[.E6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6"/>
          <table:table-cell table:style-name="ce4"/>
          <table:table-cell table:style-name="ce4"/>
          <table:table-cell table:style-name="ce34" table:formula="of:=IF([.E65]=&quot;&quot;;[.C65];CONCATENATE([.C65];&quot; / &quot;;[.E6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6]=&quot;&quot;;[.C66];CONCATENATE([.C66];&quot; / &quot;;[.E6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7]=&quot;&quot;;[.C67];CONCATENATE([.C67];&quot; / &quot;;[.E6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8]=&quot;&quot;;[.C68];CONCATENATE([.C68];&quot; / &quot;;[.E6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69]=&quot;&quot;;[.C69];CONCATENATE([.C69];&quot; / &quot;;[.E6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0]=&quot;&quot;;[.C70];CONCATENATE([.C70];&quot; / &quot;;[.E7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6"/>
          <table:table-cell table:style-name="ce4"/>
          <table:table-cell table:style-name="ce4"/>
          <table:table-cell table:style-name="ce4"/>
          <table:table-cell table:style-name="ce34" table:formula="of:=IF([.E71]=&quot;&quot;;[.C71];CONCATENATE([.C71];&quot; / &quot;;[.E7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4" table:formula="of:=IF([.E72]=&quot;&quot;;[.C72];CONCATENATE([.C72];&quot; / &quot;;[.E72]))" office:value-type="string" office:string-value="-*">
            <text:p>-*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73]=&quot;&quot;;[.C73];CONCATENATE([.C73];&quot; / &quot;;[.E7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4]=&quot;&quot;;[.C74];CONCATENATE([.C74];&quot; / &quot;;[.E7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5]=&quot;&quot;;[.C75];CONCATENATE([.C75];&quot; / &quot;;[.E7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6]=&quot;&quot;;[.C76];CONCATENATE([.C76];&quot; / &quot;;[.E7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7]=&quot;&quot;;[.C77];CONCATENATE([.C77];&quot; / &quot;;[.E77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8]=&quot;&quot;;[.C78];CONCATENATE([.C78];&quot; / &quot;;[.E78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79]=&quot;&quot;;[.C79];CONCATENATE([.C79];&quot; / &quot;;[.E79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6"/>
          <table:table-cell table:style-name="ce4"/>
          <table:table-cell table:style-name="ce4"/>
          <table:table-cell table:style-name="ce34" table:formula="of:=IF([.E80]=&quot;&quot;;[.C80];CONCATENATE([.C80];&quot; / &quot;;[.E80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1]=&quot;&quot;;[.C81];CONCATENATE([.C81];&quot; / &quot;;[.E81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6"/>
          <table:table-cell table:style-name="ce4"/>
          <table:table-cell table:style-name="ce4"/>
          <table:table-cell table:style-name="ce34" table:formula="of:=IF([.E82]=&quot;&quot;;[.C82];CONCATENATE([.C82];&quot; / &quot;;[.E82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3]=&quot;&quot;;[.C83];CONCATENATE([.C83];&quot; / &quot;;[.E83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4]=&quot;&quot;;[.C84];CONCATENATE([.C84];&quot; / &quot;;[.E84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5]=&quot;&quot;;[.C85];CONCATENATE([.C85];&quot; / &quot;;[.E85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6]=&quot;&quot;;[.C86];CONCATENATE([.C86];&quot; / &quot;;[.E86]))" office:value-type="float" office:value="0">
            <text:p>0</text:p>
          </table:table-cell>
          <table:table-cell table:style-name="ce35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4"/>
          <table:table-cell table:style-name="ce4"/>
          <table:table-cell table:style-name="ce3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 table:number-columns-repeated="2"/>
          <table:table-cell table:style-name="ce20"/>
          <table:table-cell table:style-name="ce4"/>
          <table:table-cell table:style-name="ce4"/>
          <table:table-cell table:style-name="ce4"/>
          <table:table-cell table:style-name="ce3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15">
          <table:table-cell table:style-name="ce4" table:number-columns-repeated="2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0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4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6"/>
          <table:table-cell table:style-name="ce4" table:number-columns-repeated="3"/>
          <table:table-cell table:style-name="ce34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7"/>
          <table:table-cell table:number-columns-repeated="3"/>
          <table:table-cell table:style-name="ce34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8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9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9" office:value-type="float" office:value="29">
            <text:p>29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0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-*</text:p>
          </table:table-cell>
          <table:table-cell table:style-name="ce30" table:formula="of:=COUNTIF([.$C$2:.$C71];&quot;-\*&quot;)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XXX</text:p>
          </table:table-cell>
          <table:table-cell table:style-name="ce31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0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3" office:value-type="string">
            <text:p>blanks</text:p>
          </table:table-cell>
          <table:table-cell table:style-name="ce32"/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0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0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0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0" table:formula="of:=COUNTIF([.$C$2:.$C29];[.B300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0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6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左目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目尻 / ひび割れ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8" office:value-type="string">
            <text:p>:m :PHOTO 寝た時刻 / 2020</text:p>
          </table:table-cell>
          <table:table-cell table:style-name="ce2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0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1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c-12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1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1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1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tome/ (J*)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th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lets / action activity / やる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:? X-X*X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0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2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0">2021/01/10</text:date>, <text:time>12:00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1-10T12:00:34.75</dc:date>
    <dc:creator>iwabuchi ken</dc:creator>
    <meta:editing-duration>P30DT10H37M5S</meta:editing-duration>
    <meta:editing-cycles>11276</meta:editing-cycles>
    <meta:document-statistic meta:table-count="1" meta:cell-count="498" meta:object-count="0"/>
  </office:meta>
</office:document-meta>
</file>